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1d262" officeooo:paragraph-rsid="0001d262"/>
    </style:style>
    <style:style style:name="P2" style:family="paragraph" style:parent-style-name="Standard">
      <style:text-properties officeooo:rsid="00030187" officeooo:paragraph-rsid="00030187"/>
    </style:style>
    <style:style style:name="P3" style:family="paragraph" style:parent-style-name="Standard">
      <style:text-properties officeooo:rsid="00055e29" officeooo:paragraph-rsid="00055e29"/>
    </style:style>
    <style:style style:name="P4" style:family="paragraph" style:parent-style-name="Standard">
      <style:text-properties officeooo:rsid="000697d2" officeooo:paragraph-rsid="000697d2"/>
    </style:style>
    <style:style style:name="T1" style:family="text">
      <style:text-properties officeooo:rsid="000697d2"/>
    </style:style>
    <style:style style:name="T2" style:family="text">
      <style:text-properties officeooo:rsid="0006c7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bbing har gått opp mye (7.5%) - tiltak I klassen</text:p>
      <text:p text:style-name="P2">skoletrivsel forskjell(3.7-4.2)</text:p>
      <text:p text:style-name="P2">noen å være sammen med I friminutt (3.6-4.4)</text:p>
      <text:p text:style-name="P1">A og B, stor forskjell be om hjelp fra lærer(3.1-4.2)</text:p>
      <text:p text:style-name="P1">lærere må ha med tydelige vurderingskriterier(hva vektlegges?)</text:p>
      <text:p text:style-name="P2">skolehelsetjenesten</text:p>
      <text:p text:style-name="P2">B klassen har generellt høyere enn A, hvorfor?</text:p>
      <text:p text:style-name="P2"/>
      <text:p text:style-name="P3">Konkrete tiltak:</text:p>
      <text:p text:style-name="P3">lærere bli bedre på forventninger og tilbakemeldinger</text:p>
      <text:p text:style-name="P4"/>
      <text:p text:style-name="P4">bowle med klassen, skrive søknad til <text:span text:style-name="T2">Siri Yttersta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armonyOS Sans SC" svg:font-family="'HarmonyOS Sans S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HarmonyOS Sans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HarmonyOS Sans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HarmonyOS Sans SC" style:font-family-asian="'HarmonyOS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7T08:48:15.823747334</meta:creation-date>
    <dc:date>2025-02-07T12:09:18.476759225</dc:date>
    <meta:editing-duration>PT1H14M34S</meta:editing-duration>
    <meta:editing-cycles>1</meta:editing-cycles>
    <meta:document-statistic meta:table-count="0" meta:image-count="0" meta:object-count="0" meta:page-count="1" meta:paragraph-count="10" meta:word-count="63" meta:character-count="425" meta:non-whitespace-character-count="372"/>
    <meta:generator>LibreOffice/24.2.7.2$Linux_X86_64 LibreOffice_project/420$Build-2</meta:generator>
  </office:meta>
</office:document-meta>
</file>